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0.329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4.366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7.89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leS1_Superconflictiv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8" table:number-rows-spanned="2">
            <text:p><text:span text:style-name="T1">Table S1. List of superconflictive companies in the EJAtlas. </text:span>There are a total of 96 companies involved in more than 7 conflicts. Note that the EJAtlas is not an exhaustive compilation of environmental conflicts, and it contains regional and sectoral biases. Please refer to methods and supplementary methods for a full explanation.</text:p>
          </table:table-cell>
          <table:covered-table-cell table:number-columns-repeated="7"/>
        </table:table-row>
        <table:table-row table:style-name="ro1">
          <table:covered-table-cell table:style-name="ce2"/>
          <table:covered-table-cell table:number-columns-repeated="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.º of conflicts</text:p>
          </table:table-cell>
          <table:table-cell office:value-type="string" calcext:value-type="string">
            <text:p>Country of origin</text:p>
          </table:table-cell>
          <table:table-cell office:value-type="string" calcext:value-type="string">
            <text:p>Income group</text:p>
          </table:table-cell>
          <table:table-cell office:value-type="string" calcext:value-type="string">
            <text:p>Conflicts overseas?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UN Global Compa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yal Dutch Shell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Netherla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ssil Fuels and Climate Justice/Energy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gerian National Petroleum Corporatio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Low Inc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ossil Fuels and Climate Justice/Energy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vron Corporatio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ited States of America 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ssil Fuels and Climate Justice/Energy</text:p>
          </table:table-cell>
          <table:table-cell office:value-type="string" calcext:value-type="string">
            <text:p>Not engag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lencore PLC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neral Ores and Building Materials Extraction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o Tinto PLC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neral Ores and Building Materials Extraction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talEnergies S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ssil Fuels and Climate Justice/Energy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ni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ssil Fuels and Climate Justice/Energy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ne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ssil Fuels and Climate Justice/Energy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yer A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omass and Land Conflicts (Forests, Agriculture, Fisheries and Livestock Management)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xxonMobil Oil Corporati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nited States of America 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ssil Fuels and Climate Justice/Energy</text:p>
          </table:table-cell>
          <table:table-cell office:value-type="string" calcext:value-type="string">
            <text:p>Not engage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iddle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neral Ores and Building Materials Extraction</text:p>
          </table:table-cell>
          <table:table-cell office:value-type="string" calcext:value-type="string">
            <text:p>Not engage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HP Group Limite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neral Ores and Building Materials Extraction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ebuil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Management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DF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ewmont Mining Corporatio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nited States of America 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neral Ores and Building Materials Extraction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ngie S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Management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ngloGold Ashanti Limite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Middle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neral Ores and Building Materials Extraction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ate Atomic Energy Corporation Rosato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Middle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epso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ssil Fuels and Climate Justice/Energy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inohydro Corporation Limited 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Chin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Management</text:p>
          </table:table-cell>
          <table:table-cell office:value-type="string" calcext:value-type="string">
            <text:p>Not engage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glo American pl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neral Ores and Building Materials Extraction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UEZ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Management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aturg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Management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T Perusahaan Listrik Negara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Low Inc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ossil Fuels and Climate Justice/Energy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letrobr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iddle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Management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berdro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ssil Fuels and Climate Justice/Energy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EPCO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ssil Fuels and Climate Justice/Energy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etróleo Brasileiro S.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iddle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ssil Fuels and Climate Justice/Energy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ow Chemical Compan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ited States of America 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omass and Land Conflicts (Forests, Agriculture, Fisheries and Livestock Management)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itsui &amp; Co., Ltd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ssil Fuels and Climate Justice/Energy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P P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ssil Fuels and Climate Justice/Energy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copetro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Middle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ssil Fuels and Climate Justice/Energy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reva – Oran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Deliste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debrech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iddle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Management</text:p>
          </table:table-cell>
          <table:table-cell office:value-type="string" calcext:value-type="string">
            <text:p>Deliste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inopec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hin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ssil Fuels and Climate Justice/Energy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itsubishi Corp.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ssil Fuels and Climate Justice/Energy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afargeHolci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neral Ores and Building Materials Extraction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arrick Gold Corporat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neral Ores and Building Materials Extraction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acy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Management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inci Grou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frastructure and Built Environment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lsto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Management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W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ssil Fuels and Climate Justice/Energy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ational Thermal Power Corporation – NTPC Lt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Low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ssil Fuels and Climate Justice/Energy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lectricity Generating Authority of Thailand International Co. Lt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Middle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Management</text:p>
          </table:table-cell>
          <table:table-cell office:value-type="string" calcext:value-type="string">
            <text:p>Not engage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hina Three Gorges Corporation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Chin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Management</text:p>
          </table:table-cell>
          <table:table-cell office:value-type="string" calcext:value-type="string">
            <text:p>Not engage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rgil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ited States of America 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omass and Land Conflicts (Forests, Agriculture, Fisheries and Livestock Management)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attenfall A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ssil Fuels and Climate Justice/Energy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Wilmar Internationa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omass and Land Conflicts (Forests, Agriculture, Fisheries and Livestock Management)</text:p>
          </table:table-cell>
          <table:table-cell office:value-type="string" calcext:value-type="string">
            <text:p>Delisted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EME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iddle Inc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ossil Fuels and Climate Justice/Energy</text:p>
          </table:table-cell>
          <table:table-cell office:value-type="string" calcext:value-type="string">
            <text:p>Deliste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etroleos de Venezuela South Americ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Low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ssil Fuels and Climate Justice/Energy</text:p>
          </table:table-cell>
          <table:table-cell office:value-type="string" calcext:value-type="string">
            <text:p>Not engaged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ES Corpor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ited States of America 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ssil Fuels and Climate Justice/Energy</text:p>
          </table:table-cell>
          <table:table-cell office:value-type="string" calcext:value-type="string">
            <text:p>Not engaged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erenc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ssil Fuels and Climate Justice/Energy</text:p>
          </table:table-cell>
          <table:table-cell office:value-type="string" calcext:value-type="string">
            <text:p>Not engaged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hina National Petroleum Corporatio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Chin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ssil Fuels and Climate Justice/Energy</text:p>
          </table:table-cell>
          <table:table-cell office:value-type="string" calcext:value-type="string">
            <text:p>Not engage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azpro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Middle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ssil Fuels and Climate Justice/Energy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hina Energy Investment Corporation (国家能源投资集团)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Chin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ssil Fuels and Climate Justice/Energy</text:p>
          </table:table-cell>
          <table:table-cell office:value-type="string" calcext:value-type="string">
            <text:p>Not engaged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onsolidated Edison Co. of New York Inc.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ited States of America 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ssil Fuels and Climate Justice/Energy</text:p>
          </table:table-cell>
          <table:table-cell office:value-type="string" calcext:value-type="string">
            <text:p>Not engaged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onocoPhillips Co.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ited States of America 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ssil Fuels and Climate Justice/Energy</text:p>
          </table:table-cell>
          <table:table-cell office:value-type="string" calcext:value-type="string">
            <text:p>Not engaged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quin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ssil Fuels and Climate Justice/Energy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IC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iddle Inc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frastructure and Built Environment</text:p>
          </table:table-cell>
          <table:table-cell office:value-type="string" calcext:value-type="string">
            <text:p>Deliste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hina Communication Construction Company Ltd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Chin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frastructure and Built Environment</text:p>
          </table:table-cell>
          <table:table-cell office:value-type="string" calcext:value-type="string">
            <text:p>Not engaged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eme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iddle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neral Ores and Building Materials Extraction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eck Resources Limite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neral Ores and Building Materials Extraction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rupo Mexic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iddle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neral Ores and Building Materials Extraction</text:p>
          </table:table-cell>
          <table:table-cell office:value-type="string" calcext:value-type="string">
            <text:p>Not engaged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eneral Electric Compan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ited States of America 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ederal Electricity Comission Mexic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iddle Inc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 Management</text:p>
          </table:table-cell>
          <table:table-cell office:value-type="string" calcext:value-type="string">
            <text:p>Not engage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iemens A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Management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Veoli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Management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o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ited States of America 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omass and Land Conflicts (Forests, Agriculture, Fisheries and Livestock Management)</text:p>
          </table:table-cell>
          <table:table-cell office:value-type="string" calcext:value-type="string">
            <text:p>Not engaged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irl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Low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dustrial and Utilities conflicts</text:p>
          </table:table-cell>
          <table:table-cell office:value-type="string" calcext:value-type="string">
            <text:p>Not engaged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lco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ited States of America 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neral Ores and Building Materials Extraction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margo Corrêa S.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iddle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Management</text:p>
          </table:table-cell>
          <table:table-cell office:value-type="string" calcext:value-type="string">
            <text:p>Delisted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ndia’s Oil and Natural Gas Corporation – ONG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Low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ssil Fuels and Climate Justice/Energy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nbridge In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ssil Fuels and Climate Justice/Energy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owerChina Resource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hin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ssil Fuels and Climate Justice/Energy</text:p>
          </table:table-cell>
          <table:table-cell office:value-type="string" calcext:value-type="string">
            <text:p>Not engage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ata Grou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Low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neral Ores and Building Materials Extraction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an American Silver Corp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neral Ores and Building Materials Extraction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osco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neral Ores and Building Materials Extraction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upo Luks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neral Ores and Building Materials Extraction</text:p>
          </table:table-cell>
          <table:table-cell office:value-type="string" calcext:value-type="string">
            <text:p>Not engage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Fomento de Construcciones y Contratas – FC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ste Management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etroecuad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Middle Inc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ossil Fuels and Climate Justice/Energy</text:p>
          </table:table-cell>
          <table:table-cell office:value-type="string" calcext:value-type="string">
            <text:p>Not engaged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YPF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Low Inc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ossil Fuels and Climate Justice/Energy</text:p>
          </table:table-cell>
          <table:table-cell office:value-type="string" calcext:value-type="string">
            <text:p>Not engaged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ETRON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iddle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ssil Fuels and Climate Justice/Energy</text:p>
          </table:table-cell>
          <table:table-cell office:value-type="string" calcext:value-type="string">
            <text:p>Not engaged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Occidental Petroleu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ited States of America 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ssil Fuels and Climate Justice/Energy</text:p>
          </table:table-cell>
          <table:table-cell office:value-type="string" calcext:value-type="string">
            <text:p>Not engaged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toch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ssil Fuels and Climate Justice/Energy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dani Grou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Low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ssil Fuels and Climate Justice/Energy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ODELC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dustrial and Utilities conflicts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ccion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frastructure and Built Environment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ECO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ited States of America 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frastructure and Built Environment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Buenaventur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Middle Inc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neral Ores and Building Materials Extraction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Vedant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neral Ores and Building Materials Extraction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umitomo Corpor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neral Ores and Building Materials Extraction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ldorado Gold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neral Ores and Building Materials Extraction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Jaypee Grou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Low Inc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 Management</text:p>
          </table:table-cell>
          <table:table-cell office:value-type="string" calcext:value-type="string">
            <text:p>Not engaged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ndritz Grou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Management</text:p>
          </table:table-cell>
          <table:table-cell office:value-type="string" calcext:value-type="string">
            <text:p>Not engaged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oca-Cola Comp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ited States of America 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Management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harat Heavy Electricals Lt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Low Inc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Management</text:p>
          </table:table-cell>
          <table:table-cell office:value-type="string" calcext:value-type="string">
            <text:p>Active</text:p>
          </table:table-cell>
        </table:table-row>
      </table:table>
      <table:named-expressions/>
      <table:database-ranges>
        <table:database-range table:name="__Anonymous_Sheet_DB__0" table:target-range-address="TableS1_Superconflictive.A3:TableS1_Superconflictive.H9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10T12:12:11.991000000</dc:date>
    <meta:editing-duration>PT4M45S</meta:editing-duration>
    <meta:editing-cycles>1</meta:editing-cycles>
    <meta:generator>LibreOffice/7.2.2.2$Windows_X86_64 LibreOffice_project/02b2acce88a210515b4a5bb2e46cbfb63fe97d56</meta:generator>
    <meta:document-statistic meta:table-count="1" meta:cell-count="775" meta:object-count="0"/>
  </office:meta>
</office:document-meta>
</file>